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ress(Old): 9518 9<text:span text:style-name="T1">th</text:span> st </text:p>
      <text:p text:style-name="Standard">Rancho Cucamonga, CA 91730</text:p>
      <text:p text:style-name="Standard"/>
      <text:p text:style-name="Standard">Address(New): 8690 Red Oak </text:p>
      <text:p text:style-name="Standard">Rancho Cucamonga, CA 91730</text:p>
      <text:p text:style-name="Standard"/>
      <text:p text:style-name="Standard"/>
      <text:p text:style-name="Standard">Autorize.net Info:</text:p>
      <text:p text:style-name="Standard">GID: 1557108</text:p>
      <text:p text:style-name="Standard">Acct:487202746995</text:p>
      <text:p text:style-name="Standard">Log in:Ebroker</text:p>
      <text:p text:style-name="Standard">Password:!Nsure9921</text:p>
      <text:p text:style-name="Standard">Phone:877-447-3938</text:p>
      <text:p text:style-name="Standard">Phone 2:888-317-6935</text:p>
      <text:p text:style-name="Standard">Kari Peterson:801-492-7056</text:p>
      <text:p text:style-name="Standard"/>
      <text:p text:style-name="Standard">Wells Fargo</text:p>
      <text:p text:style-name="Standard">Phone:866-486-7359</text:p>
      <text:p text:style-name="Standard"/>
      <text:p text:style-name="Standard">Stripe <text:s/>Info:</text:p>
      <text:p text:style-name="Standard">Log in: <text:a xlink:type="simple" xlink:href="mailto:info@ebrokercenter.com" text:style-name="Internet_20_link" text:visited-style-name="Visited_20_Internet_20_Link">info@ebrokercenter.com</text:a></text:p>
      <text:p text:style-name="Standard">Password: Insure9921!</text:p>
      <text:p text:style-name="Standard"/>
      <text:p text:style-name="Standard">Frontier(Internet)</text:p>
      <text:p text:style-name="Standard">Phone:800-921-8101</text:p>
      <text:p text:style-name="Standard">Acct:9094660064</text:p>
      <text:p text:style-name="Standard">User ID:Admin</text:p>
      <text:p text:style-name="Standard">Password:RCoffice2016</text:p>
      <text:p text:style-name="Standard">192.68.1.1/advancedsetup_services.html</text:p>
      <text:p text:style-name="Standard"/>
      <text:p text:style-name="Standard">David Jackson</text:p>
      <text:p text:style-name="Standard">DOB:8/12/70</text:p>
      <text:p text:style-name="Standard">Agent#1568241</text:p>
      <text:p text:style-name="Standard">NPN:16453872</text:p>
      <text:p text:style-name="Standard">Agent # BCBS:14435</text:p>
      <text:p text:style-name="Standard">Producer #038691000</text:p>
      <text:p text:style-name="Standard">545319966</text:p>
      <text:p text:style-name="Standard">Lisa Jackson</text:p>
      <text:p text:style-name="Standard">DOB2/3/63</text:p>
      <text:p text:style-name="Standard">557537787</text:p>
      <text:p text:style-name="Standard">Address(Old) 12356 Tripoli St</text:p>
      <text:p text:style-name="Standard">Victorville, CA 92392</text:p>
      <text:p text:style-name="Standard"/>
      <text:p text:style-name="Standard">Sean McCloskey</text:p>
      <text:p text:style-name="Standard">NPN:11411362</text:p>
      <text:p text:style-name="Standard">AIG Agent Code:4U46A or 4U45A</text:p>
      <text:p text:style-name="Standard"/>
      <text:p text:style-name="Standard">Callfire</text:p>
      <text:p text:style-name="Standard">Log in: <text:a xlink:type="simple" xlink:href="mailto:info@agentfranchise.com" text:style-name="Internet_20_link" text:visited-style-name="Visited_20_Internet_20_Link">info@agentfranchise.com</text:a></text:p>
      <text:p text:style-name="Standard"><text:soft-page-break/>Password: Afrancho78!</text:p>
      <text:p text:style-name="Standard"/>
      <text:p text:style-name="Standard">Slaico(Sean)</text:p>
      <text:p text:style-name="Standard">Agent # C06LP</text:p>
      <text:p text:style-name="Standard">Slaico.com on Internet Explorer</text:p>
      <text:p text:style-name="Standard">User ID:B46205</text:p>
      <text:p text:style-name="Standard">Password: Apple123</text:p>
      <text:p text:style-name="Standard">Security Question</text:p>
      <text:p text:style-name="Standard"><text:s/>Moms Maiden name: Bacon</text:p>
      <text:p text:style-name="Standard">First Car: Cadillac</text:p>
      <text:p text:style-name="Standard"/>
      <text:p text:style-name="Standard"/>
      <text:p text:style-name="Standard">UHC ID Cards</text:p>
      <text:p text:style-name="Standard">Mobile app:Healthy4me</text:p>
      <text:p text:style-name="Standard">Tech Support:877-844-4999</text:p>
      <text:p text:style-name="Standard">Print at <text:a xlink:type="simple" xlink:href="http://www.myuhc.com/" text:style-name="Internet_20_link" text:visited-style-name="Visited_20_Internet_20_Link">www.myuhc.com</text:a></text:p>
      <text:p text:style-name="Standard">Log in: 1645872</text:p>
      <text:p text:style-name="Standard">Password: Afrancho2015!2 </text:p>
      <text:p text:style-name="Standard"/>
      <text:p text:style-name="Standard">BCBS TX Cards</text:p>
      <text:p text:style-name="Standard">bcbstx.com</text:p>
      <text:p text:style-name="Standard"/>
      <text:p text:style-name="Standard">Wifi:</text:p>
      <text:p text:style-name="Standard">PLTPK</text:p>
      <text:p text:style-name="Standard">Password:92G4VQVTMXJW4WS4</text:p>
      <text:p text:style-name="Standard"/>
      <text:p text:style-name="Standard">Assurant Shirlee Fequiere</text:p>
      <text:p text:style-name="Standard">Agent # AA0516650 00301</text:p>
      <text:p text:style-name="Standard">12223 Highland Ave, STE 106-27</text:p>
      <text:p text:style-name="Standard">Rancho Cucamonga,CA 917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nnifer Fields</meta:initial-creator>
    <meta:creation-date>2016-05-04T16:12:12.65</meta:creation-date>
    <meta:document-statistic meta:table-count="0" meta:image-count="0" meta:object-count="0" meta:page-count="2" meta:paragraph-count="64" meta:word-count="140" meta:character-count="1184"/>
    <dc:date>2016-05-04T16:40:27.97</dc:date>
    <dc:creator>Jennifer Fields</dc:creator>
    <meta:editing-duration>PT11M25S</meta:editing-duration>
    <meta:editing-cycles>1</meta:editing-cycles>
    <meta:generator>OpenOffice/4.1.1$Win32 OpenOffice.org_project/411m6$Build-9775</meta:generator>
  </office:meta>
</office:document-meta>
</file>